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f7e7" officeooo:paragraph-rsid="0001f7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npm-stat.com/" text:style-name="Internet_20_link" text:visited-style-name="Visited_20_Internet_20_Link">https://npm-stat.com/</text:a></text:p>
      <text:p text:style-name="Standard"/>
      <text:p text:style-name="P1">Statistics of NPM package downloa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9-03-21T13:07:36.111000000</dc:date>
    <meta:editing-duration>PT2M5S</meta:editing-duration>
    <meta:editing-cycles>1</meta:editing-cycles>
    <meta:document-statistic meta:table-count="0" meta:image-count="0" meta:object-count="0" meta:page-count="1" meta:paragraph-count="2" meta:word-count="6" meta:character-count="56" meta:non-whitespace-character-count="52"/>
  </office:meta>
</office:document-meta>
</file>